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6" style:family="table">
      <style:table-properties style:width="17cm" table:align="margins" style:writing-mode="lr-tb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text-properties style:text-underline-style="none"/>
    </style:style>
    <style:style style:name="P7" style:family="paragraph" style:parent-style-name="Standard" style:master-page-name="First_20_Page">
      <style:paragraph-properties fo:text-align="end" style:justify-single-word="false" style:page-number="auto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tracked-changes text:track-changes="false">
        <text:changed-region text:id="ct154910136">
          <text:insertion>
            <office:change-info>
              <dc:creator>Gauthier Bastien</dc:creator>
              <dc:date>2012-02-16T10:54:00</dc:date>
            </office:change-info>
          </text:insertion>
        </text:changed-region>
        <text:changed-region text:id="ct153220480">
          <text:insertion>
            <office:change-info>
              <dc:creator>Gauthier Bastien</dc:creator>
              <dc:date>2012-02-16T10:22:00</dc:date>
            </office:change-info>
          </text:insertion>
        </text:changed-region>
        <text:changed-region text:id="ct154992136">
          <text:insertion>
            <office:change-info>
              <dc:creator>Gauthier Bastien</dc:creator>
              <dc:date>2012-02-16T10:23:00</dc:date>
            </office:change-info>
          </text:insertion>
        </text:changed-region>
        <text:changed-region text:id="ct153661160">
          <text:insertion>
            <office:change-info>
              <dc:creator>Gauthier Bastien</dc:creator>
              <dc:date>2012-02-16T10:57:00</dc:date>
            </office:change-info>
          </text:insertion>
        </text:changed-region>
        <text:changed-region text:id="ct153222296">
          <text:insertion>
            <office:change-info>
              <dc:creator>Gauthier Bastien</dc:creator>
              <dc:date>2012-02-16T10:58:00</dc:date>
            </office:change-info>
          </text:insertion>
        </text:changed-region>
        <text:changed-region text:id="ct153223696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text:id="ct154966312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text:id="ct154956832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text:id="ct153661288">
          <text:insertion>
            <office:change-info>
              <dc:creator>Gauthier Bastien</dc:creator>
              <dc:date>2012-02-16T10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date style:data-style-name="N36" text:date-value="2012-03-27T10:56:22">27/03/2012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Madame,</text:p>
      <text:p text:style-name="Standard"><text:tab/><text:tab/>Monsieur,</text:p>
      <text:p text:style-name="Standard"/>
      <text:p text:style-name="Standard"/>
      <text:p text:style-name="Standard"><text:tab/><text:tab/>Nous avons l'honneur de vous convoquer à la réunion du Conseil communal qui se tiendra le <text:change-start text:change-id="ct154910136"/>self.utranslate("weekday_%s" % self.getDate().aDay().lower(), domain="plonelocales").lower()<text:change-end text:change-id="ct154910136"/> <text:change-start text:change-id="ct153220480"/>tool.formatDate(self.getDate(), withHour=True)<text:change-end text:change-id="ct153220480"/>, à l'Hôtel de Ville, Place Communale à La Louvière, <text:change-start text:change-id="ct154992136"/>self.getPlace()<text:change-end text:change-id="ct154992136"/>.</text:p>
      <text:p text:style-name="Standard"/>
      <text:p text:style-name="P5">ORDRE DU JOUR :</text:p>
      <text:p text:style-name="P5"/>
      <text:p text:style-name="P4">Séance publique :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text:span text:style-name="T1"><office:annotation><dc:creator>Gauthier Bastien</dc:creator><dc:date>2012-02-14T16:41:11</dc:date><text:p text:style-name="P8"><text:span text:style-name="T2">do row for item in self.adapted().getPrintableItems(itemUids, privacy='public'</text:span><text:span text:style-name="T3">, categories=self.getNormalCategories()</text:span><text:span text:style-name="T2">)</text:span></text:p></office:annotation></text:span><text:change-start text:change-id="ct153661160"/><text:span text:style-name="T1">item.getItemNumber(relativeTo='meeting')</text:span><text:change-end text:change-id="ct153661160"/><text:span text:style-name="T1">.<text:tab/></text:span><text:change-start text:change-id="ct153222296"/><text:span text:style-name="T1">item.Title()</text:span><text:change-end text:change-id="ct153222296"/></text:p>
            <text:p text:style-name="Table_20_Contents"/>
          </table:table-cell>
        </table:table-row>
      </table:table>
      <text:p text:style-name="Standard"/>
      <text:p text:style-name="Standard"><text:tab/><text:tab/>Nous vous prions d'agréer, Madame, Monsieur, l'expression de nos sentiments distingués,</text:p>
      <text:p text:style-name="Standard"/>
      <text:p text:style-name="Standard">Par le Collège 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<text:change-start text:change-id="ct153223696"/>self.getSignatures().split('\n')[0]<text:change-end text:change-id="ct153223696"/></text:p>
          </table:table-cell>
          <table:table-cell table:style-name="Tableau6.A1" office:value-type="string">
            <text:p text:style-name="P3"><text:change-start text:change-id="ct154966312"/>self.getSignatures().split('\n')[2]<text:change-end text:change-id="ct154966312"/></text:p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><text:change-start text:change-id="ct154956832"/>self.getSignatures().split('\n')[1]<text:change-end text:change-id="ct154956832"/></text:p>
          </table:table-cell>
          <table:table-cell table:style-name="Tableau6.A1" office:value-type="string">
            <text:p text:style-name="P3"><text:change-start text:change-id="ct153661288"/>self.getSignatures().split('\n')[3]<text:change-end text:change-id="ct15366128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fo:font-size="11pt" style:font-size-asian="11pt" style:font-size-complex="11pt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  <style:footer>
        <text:p text:style-name="Footer"><text:a xlink:type="simple" xlink:href="http://www.lalouviere.be/">www.lalouviere.be</text:a></text:p>
        <text:p text:style-name="MP2">Hôtel de Ville "Place Communale" - B7100 La Louvière - Tél.: 064 27 78 77 - Fax: 064 27 79 97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3-27T10:56:22</dc:date>
    <dc:creator>Gauthier Bastien</dc:creator>
    <meta:editing-duration>PT01H50M19S</meta:editing-duration>
    <meta:editing-cycles>48</meta:editing-cycles>
    <meta:generator>OpenOffice.org/3.1$Linux OpenOffice.org_project/310m19$Build-9420</meta:generator>
    <meta:document-statistic meta:table-count="2" meta:image-count="0" meta:object-count="0" meta:page-count="1" meta:paragraph-count="16" meta:word-count="86" meta:character-count="773"/>
  </office:meta>
</office:document-meta>
</file>